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variant="normal" fo:text-transform="none" style:use-window-font-color="true" style:font-name="Liberation Serif" fo:font-size="12pt" fo:letter-spacing="normal" fo:font-style="normal" style:text-underline-style="none" fo:font-weight="normal" style:font-size-asian="12pt" style:font-weight-asian="normal" style:font-size-complex="12pt" style:font-weight-complex="normal"/>
    </style:style>
    <style:style style:name="T3" style:family="text">
      <style:text-properties style:text-underline-style="none"/>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tage M2 SESI</text:p>
      <text:p text:style-name="Standard"><text:span text:style-name="T1">Organisme d'accueil</text:span>: LIP6/SOC</text:p>
      <text:p text:style-name="Standard"><text:span text:style-name="T1">Coordinateur de stage</text:span>: <text:span text:style-name="T2">Marie-Minerve Louerat</text:span></text:p>
      <text:p text:style-name="Standard"><text:span text:style-name="T1">Encadrant</text:span>: Roselyne Chotin­Avot (équipe CIAN ) / Thibault Hilaire (équipe PEQUAN )</text:p>
      <text:p text:style-name="Standard"><text:span text:style-name="T1">Sujet</text:span>: Synthèse de circuits utilisant l'arithmetique virgule fixe</text:p>
      <text:p text:style-name="Standard"><text:span text:style-name="T1">Stagiaire</text:span>: Maminionja Ravoson</text:p>
      <text:p text:style-name="Standard"/>
      <text:p text:style-name="Standard"/>
      <text:p text:style-name="Standard">SPECIFICATION</text:p>
      <text:p text:style-name="Standard">:cahier des charges</text:p>
      <text:p text:style-name="Standard">:le problème à résoudre – la solution envisagée – les résultats attendus</text:p>
      <text:p text:style-name="Standard"/>
      <text:list xml:id="list6682639837754105476" text:style-name="L1">
        <text:list-item>
          <text:p text:style-name="P4">Prise en main du problème</text:p>
        </text:list-item>
        <text:list-item>
          <text:p text:style-name="P4">Compréhension approfondir du sujet: Etat de l'art – recherche bibliographique / Analyse de différente solutions possibles / choix des outils ( langage de programmation, CAO et matériels disponibles )</text:p>
        </text:list-item>
        <text:list-item>
          <text:p text:style-name="P4">Définition précise des objectifs à atteindre: tâches / recette / planning</text:p>
        </text:list-item>
      </text:list>
      <text:p text:style-name="Standard"/>
      <text:p text:style-name="Standard"/>
      <text:p text:style-name="Standard"/>
      <text:p text:style-name="Standard">PLAN Rapport de spécification:</text:p>
      <text:list xml:id="list3095985457119299668" text:style-name="L2">
        <text:list-item>
          <text:p text:style-name="P5">Présentation étudiant et encandrant</text:p>
        </text:list-item>
        <text:list-item>
          <text:p text:style-name="P5">Contexte et état de l'art: Pourquoi le LIP6 s'interesse à ce problème  aujourd'hui ?</text:p>
        </text:list-item>
        <text:list-item>
          <text:p text:style-name="P5">Quel problème?</text:p>
        </text:list-item>
        <text:list-item>
          <text:p text:style-name="P5">Comment résoudre le problème : principe de la solution</text:p>
        </text:list-item>
        <text:list-item>
          <text:p text:style-name="P5">Identification des tâches et planning envisagé</text:p>
        </text:list-item>
        <text:list-item>
          <text:p text:style-name="P5">Descriptif détaillé des cahier des charges et la procedure de recette pertinente. Prevoir et expliquer les résultats attendus</text:p>
        </text:list-item>
        <text:list-item>
          <text:p text:style-name="P5">Bibliographie</text:p>
        </text:list-item>
      </text:list>
      <text:p text:style-name="P1"/>
      <text:p text:style-name="P1"/>
      <text:p text:style-name="P1"/>
      <text:p text:style-name="P1"/>
      <text:p text:style-name="P2"><text:span text:style-name="T4">FiPoGen</text:span>: un outil permettant <text:s/>de <text:s/>transformer <text:s/>un <text:s/>algorithme <text:s/>en <text:s/>du <text:s/>code <text:s/>virgule <text:s/>fixe , principalement <text:s/>dédié <text:s/>à <text:s/>l’implantation <text:s/>des <text:s/>filtres linéaires récursifs .</text:p>
      <text:p text:style-name="P2"/>
      <text:p text:style-name="P2"><text:span text:style-name="T4">Stratus</text:span>: un outil permettant de décrire des composants matériels numériques sous forme de générateur dont les paramètres peuvent être aussi bien matériels (largeur des données, type d’opérateur etc.) que logiciels (système de numération, contraintes etc.). </text:p>
      <text:p text:style-name="P2"/>
      <text:p text:style-name="P2"/>
      <text:p text:style-name="P2">circuits/algorithme décrits à un haut niveau d'abstraction utilisant des réels → représentation virgule fixe satisfaisant les contraintes numériques du circuit → circuit adéquat</text:p>
      <text:p text:style-name="P2"/>
      <text:p text:style-name="P3">domaine :<text:span text:style-name="T3"> Conception mixte analogique/numér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Ming HK"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inionja [m2]</meta:initial-creator>
    <meta:creation-date>2015-05-15T09:22:46</meta:creation-date>
    <meta:generator>LibreOffice/4.0.4.2$Linux_x86 LibreOffice_project/400m0$Build-2</meta:generator>
    <dc:date>2015-05-29T17:35:15</dc:date>
    <dc:creator>Maminionja [m2]</dc:creator>
    <meta:editing-duration>PT48M7S</meta:editing-duration>
    <meta:editing-cycles>32</meta:editing-cycles>
    <meta:document-statistic meta:table-count="0" meta:image-count="0" meta:object-count="0" meta:page-count="1" meta:paragraph-count="24" meta:word-count="246" meta:character-count="1724" meta:non-whitespace-character-count="1493"/>
  </office:meta>
</office:document-meta>
</file>